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Century Gothic" fo:language="en" fo:country="US"/>
    </style:style>
    <style:style style:name="P4" style:family="paragraph" style:parent-style-name="Standard">
      <style:text-properties style:font-name="Century Gothic" fo:language="en" fo:country="US" fo:font-weight="bold" style:font-weight-asian="bold"/>
    </style:style>
    <style:style style:name="P5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6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8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ubtitle">
      <style:paragraph-properties fo:margin-left="0in" fo:margin-right="0in" fo:text-indent="0in" style:auto-text-indent="false"/>
    </style:style>
    <style:style style:name="P12" style:family="paragraph" style:parent-style-name="Standard" style:list-style-name="WW8Num12">
      <style:text-properties style:font-name="Century Gothic" fo:language="en" fo:country="US"/>
    </style:style>
    <style:style style:name="P13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ndale Mono"/>
    </style:style>
    <style:style style:name="T4" style:family="text">
      <style:text-properties style:font-name="Andale Mono" fo:language="en" fo:country="US"/>
    </style:style>
    <style:style style:name="T5" style:family="text">
      <style:text-properties style:font-name="Andale Mono" fo:language="en" fo:country="US"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style:font-name="Century Gothic1"/>
    </style:style>
    <style:style style:name="T9" style:family="text">
      <style:text-properties style:font-name="Century Gothic1" fo:language="en" fo:country="US"/>
    </style:style>
    <style:style style:name="T10" style:family="text">
      <style:text-properties style:font-name="Century Gothic1"/>
    </style:style>
    <style:style style:name="T11" style:family="text">
      <style:text-properties style:font-name="Century Gothic1" fo:language="en" fo:country="US"/>
    </style:style>
    <style:style style:name="T12" style:family="text">
      <style:text-properties style:font-name="Andale Mono"/>
    </style:style>
    <style:style style:name="T13" style:family="text">
      <style:text-properties fo:color="#000000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1"><text:tab/>- Method<text:line-break/><text:tab/>- Exception</text:p>
      <text:p text:style-name="P3"/>
      <text:p text:style-name="P3"/>
      <text:p text:style-name="P4">Objective :</text:p>
      <text:list xml:id="list746454323" text:style-name="WW8Num12">
        <text:list-item>
          <text:p text:style-name="P12">Memahami Method</text:p>
        </text:list-item>
        <text:list-item>
          <text:p text:style-name="P12">Memahami Exception</text:p>
        </text:list-item>
      </text:list>
      <text:p text:style-name="P5"/>
      <text:p text:style-name="P6">Tugas praktikum :</text:p>
      <text:p text:style-name="P6"/>
      <text:p text:style-name="P7"><text:span text:style-name="T1">Praktikum Soal 1<text:line-break/><text:line-break/><text:tab/></text:span><text:span text:style-name="T2">1. Buatlah file </text:span><text:span text:style-name="T7">TryCatchException</text:span><text:span text:style-name="T2">.java.</text:span></text:p>
      <text:p text:style-name="P8"><text:tab/>2. Edit file <text:span text:style-name="T6">TryCatchException</text:span>.java dengan sintaks seperti ini :<text:line-break/><text:line-break/><text:tab/><text:span text:style-name="T3">import java.io.*; </text:span></text:p>
      <text:p text:style-name="P2"/>
      <text:p text:style-name="P2"><text:tab/>public class TryCatchException { </text:p>
      <text:p text:style-name="P2"><text:tab/><text:tab/>static BufferedReader input = new BufferedReader(new </text:p>
      <text:p text:style-name="P2"><text:tab/><text:tab/>InputStreamReader(System.in)); </text:p>
      <text:p text:style-name="P2"><text:tab/><text:tab/>public static void main(String[] args) { </text:p>
      <text:p text:style-name="P2"><text:tab/><text:tab/><text:tab/>try { </text:p>
      <text:p text:style-name="P2"><text:tab/><text:tab/><text:tab/><text:tab/>System.out.println("Choose one of the options, </text:p>
      <text:p text:style-name="P2"><text:tab/><text:tab/><text:tab/><text:tab/>(1-3) " + "\n\t1.) Steak" + "\n\t2.) Lobster" + </text:p>
      <text:p text:style-name="P2"><text:tab/><text:tab/><text:tab/><text:tab/>"\n\t3.) Cheeseburger"); </text:p>
      <text:p text:style-name="P2"><text:tab/><text:tab/><text:tab/><text:tab/>System.out.print("Masukan Pilihan Anda : "); </text:p>
      <text:p text:style-name="P2"><text:tab/><text:tab/><text:tab/><text:tab/>String choose = input.readLine(); </text:p>
      <text:p text:style-name="P2"><text:tab/><text:tab/><text:tab/><text:tab/>if(choose.equals("1")){ </text:p>
      <text:p text:style-name="P2"><text:tab/><text:tab/><text:tab/><text:tab/><text:tab/>System.out.println("Anda memilih </text:p>
      <text:p text:style-name="P2"><text:tab/><text:tab/><text:tab/><text:tab/><text:tab/>Steak :-)"); </text:p>
      <text:p text:style-name="P2"><text:tab/><text:tab/><text:tab/><text:tab/>} else if(choose.equals("2")){ </text:p>
      <text:p text:style-name="P2"><text:tab/><text:tab/><text:tab/><text:tab/><text:tab/>System.out.println("Anda memilih Lobster </text:p>
      <text:p text:style-name="P2"><text:tab/><text:tab/><text:tab/><text:tab/><text:tab/>:-D"); </text:p>
      <text:p text:style-name="P2"><text:tab/><text:tab/><text:tab/><text:tab/>} else if(choose.equals("3")){ </text:p>
      <text:p text:style-name="P2"><text:tab/><text:tab/><text:tab/><text:tab/><text:tab/>System.out.println("Anda memilih </text:p>
      <text:p text:style-name="P2"><text:tab/><text:tab/><text:tab/><text:tab/><text:tab/>Cheeseburger ;-)"); </text:p>
      <text:p text:style-name="P2"><text:tab/><text:tab/><text:tab/><text:tab/>} else { </text:p>
      <text:p text:style-name="P2"><text:tab/><text:tab/><text:tab/><text:tab/><text:tab/>throw new Exception("pilihan anda tidak </text:p>
      <text:p text:style-name="P2"><text:tab/><text:tab/><text:tab/><text:tab/><text:tab/>ada !"); </text:p>
      <text:p text:style-name="P2"><text:tab/><text:tab/><text:tab/><text:tab/>} </text:p>
      <text:p text:style-name="P2"><text:tab/><text:tab/><text:tab/>} catch (Exception e) { </text:p>
      <text:p text:style-name="P2"><text:tab/><text:tab/><text:tab/><text:tab/>System.out.println(e.getMessage()); </text:p>
      <text:p text:style-name="P2"><text:tab/><text:tab/><text:tab/>} </text:p>
      <text:p text:style-name="P2"><text:tab/><text:tab/>} </text:p>
      <text:p text:style-name="P2"><text:tab/>}<text:line-break/></text:p>
      <text:p text:style-name="P2"/>
      <text:p text:style-name="P8"><text:span text:style-name="T3"><text:line-break/></text:span><text:soft-page-break/><text:span text:style-name="T3"><text:tab/></text:span>3. Compile file <text:span text:style-name="T6">TryCatchException</text:span>.java menggunakan java compiler (javac) :<text:line-break/><text:line-break/><text:tab/><text:tab/><text:span text:style-name="T3">$ javac </text:span><text:span text:style-name="T4">TryCatchException</text:span><text:span text:style-name="T3">.java<text:line-break/><text:line-break/><text:tab/></text:span>4. Setelah kompilasi berhasil, running file <text:span text:style-name="T6">TryCatchException</text:span>.java </text:p>
      <text:p text:style-name="P8"><text:tab/> <text:s text:c="3"/>menggunakan perintah seperti berikut :<text:line-break/><text:tab/><text:line-break/><text:tab/><text:tab/><text:span text:style-name="T4">$ java TryCatchException </text:span><text:line-break/><text:tab/><text:tab/></text:p>
      <text:p text:style-name="P9"><text:tab/>5. Setelah proses running berhasil, lihat hasil running, jika berhasil akan</text:p>
      <text:p text:style-name="P9"><text:tab/> <text:s text:c="3"/>muncul tampilan seperti di bawah ini :</text:p>
      <text:p text:style-name="P9"/>
      <text:p text:style-name="P9"><text:tab/><text:tab/><text:span text:style-name="T3">Choose one of the options, (1-3) </text:span></text:p>
      <text:p text:style-name="P1"><text:tab/><text:tab/><text:tab/>1.) Steak </text:p>
      <text:p text:style-name="P1"><text:tab/><text:tab/><text:tab/>2.) Lobster </text:p>
      <text:p text:style-name="P1"><text:tab/><text:tab/><text:tab/>3.) Cheeseburger </text:p>
      <text:p text:style-name="P1"><text:tab/><text:tab/>Masukan Pilihan Anda :</text:p>
      <text:p text:style-name="P9"><text:tab/><text:tab/><text:line-break/><text:tab/>6. Setelah proses running tampil seperti di atas, coba isi dengan pilihan<text:line-break/><text:tab/> <text:s text:c="3"/>yang sudah di sediakan 1, 2, atau 3</text:p>
      <text:p text:style-name="P9"><text:tab/> <text:s text:c="3"/>jika sudah di pilih → klik ENTER, lalu dia akan memilih sesuai nilai yang <text:line-break/><text:tab/> <text:s text:c="3"/>sudah di tentukan, seperti tampilan di bawah ini :<text:line-break/><text:line-break/><text:tab/><text:tab/><text:span text:style-name="T3">Masukan Pilihan Anda : 1 </text:span></text:p>
      <text:p text:style-name="P1"><text:tab/><text:tab/>Anda memilih Steak :-) <text:line-break/><text:line-break/><text:tab/><text:span text:style-name="T8">7. Setelah keluar seperti di atas, coba running ulang, selanjutnya isi dengan <text:tab/> <text:s text:c="3"/>pilihan yang tidak di sediakan, misalkan : 4, nanti dia akan mengeluarkan <text:line-break/><text:tab/> <text:s text:c="3"/>Exception yang telah anda buat, seperti di bawah ini :<text:line-break/><text:line-break/><text:tab/><text:tab/></text:span>Masukan Pilihan Anda : 4 </text:p>
      <text:p text:style-name="P7"><text:span text:style-name="T5"><text:tab/><text:tab/>pilihan anda tidak ada ! </text:span><text:span text:style-name="T7"><text:line-break/></text:span></text:p>
      <text:p text:style-name="P6">Praktikum Soal 2</text:p>
      <text:p text:style-name="P6"/>
      <text:p text:style-name="P6"><text:tab/><text:span text:style-name="T7">1. Buatlah file Tuna.java.</text:span></text:p>
      <text:p text:style-name="P8"><text:tab/>2. Edit file <text:span text:style-name="T6">Tuna</text:span>.java dengan sintaks seperti ini :<text:line-break/><text:line-break/><text:tab/><text:tab/><text:span text:style-name="T3">public class Tuna { </text:span></text:p>
      <text:p text:style-name="P2"><text:tab/><text:tab/><text:tab/>public static void simpleMessage(String name) { </text:p>
      <text:p text:style-name="P2"><text:tab/><text:tab/><text:tab/><text:tab/>System.out.println("Hello " + name); </text:p>
      <text:p text:style-name="P2"><text:tab/><text:tab/><text:tab/>} </text:p>
      <text:p text:style-name="P8"><text:span text:style-name="T3"><text:tab/><text:tab/>}<text:line-break/><text:line-break/><text:tab/></text:span>3. Compile file <text:span text:style-name="T6">Tuna</text:span>.java menggunakan java compiler (javac) :<text:line-break/><text:line-break/><text:tab/><text:tab/><text:span text:style-name="T3">$ javac </text:span><text:span text:style-name="T4">Tuna</text:span><text:span text:style-name="T3">.java <text:s text:c="3"/><text:line-break/></text:span><text:span text:style-name="T3"><text:tab/></text:span>4. Setelah kompilasi berhasil, <text:span text:style-name="T6">Buatlah file Method.java.</text:span></text:p>
      <text:p text:style-name="P8"><text:soft-page-break/><text:span text:style-name="T6"><text:tab/>5. Edit file Method.java dengan sintaks seperti ini :<text:line-break/></text:span><text:span text:style-name="T4"><text:line-break/><text:tab/><text:tab/>import java.util.Scanner; </text:span></text:p>
      <text:p text:style-name="P1"/>
      <text:p text:style-name="P1"><text:tab/><text:tab/>public class Method { </text:p>
      <text:p text:style-name="P1"><text:tab/><text:tab/><text:tab/>public static void main(String[] args) { </text:p>
      <text:p text:style-name="P1"><text:tab/><text:tab/><text:tab/><text:tab/>Scanner input = new Scanner(System.in); </text:p>
      <text:p text:style-name="P1"><text:tab/><text:tab/><text:tab/><text:tab/>Tuna tunaObject = new Tuna(); </text:p>
      <text:p text:style-name="P1"><text:tab/><text:tab/> </text:p>
      <text:p text:style-name="P1"><text:tab/><text:tab/><text:tab/><text:tab/>System.out.println("Enter your name here : "); </text:p>
      <text:p text:style-name="P1"><text:tab/><text:tab/><text:tab/><text:tab/>String name = input.nextLine(); </text:p>
      <text:p text:style-name="P1"/>
      <text:p text:style-name="P1"><text:tab/><text:tab/><text:tab/><text:tab/>tunaObject.simpleMessage(name); </text:p>
      <text:p text:style-name="P1"><text:tab/><text:tab/><text:tab/>} </text:p>
      <text:p text:style-name="P2"><text:span text:style-name="T6"><text:tab/><text:tab/>} <text:line-break/></text:span><text:span text:style-name="T9"> <text:s text:c="8"/><text:line-break/><text:tab/>6. Compile file Method.java menggunakan java compiler (javac) :<text:line-break/><text:line-break/><text:tab/><text:tab/></text:span><text:span text:style-name="T6">$ javac Method.java<text:line-break/></text:span><text:span text:style-name="T9"><text:line-break/><text:tab/>7. Setelah kompilasi berhasil, running file Method.java menggunakan</text:span></text:p>
      <text:p text:style-name="P8"><text:span text:style-name="T6"><text:tab/> <text:s text:c="3"/>perintah seperti berikut :</text:span><text:span text:style-name="T4"><text:line-break/><text:tab/><text:line-break/><text:tab/><text:tab/>$ java Method<text:line-break/><text:line-break/></text:span><text:span text:style-name="T6"><text:tab/>8. Setelah proses running berhasil, lihat hasil running, jika berhasil akan</text:span></text:p>
      <text:p text:style-name="P8"><text:span text:style-name="T6"><text:tab/> <text:s text:c="3"/>muncul tampilan seperti di bawah ini :<text:line-break/><text:line-break/><text:tab/><text:tab/></text:span><text:span text:style-name="T4">Enter your name here : <text:line-break/><text:line-break/><text:tab/></text:span><text:span text:style-name="T6">9. Setelah muncul tampilan diatas, coba anda isi dengan nama lengkap <text:line-break/><text:tab/> <text:s text:c="3"/>anda → klik ENTER, jika berhasil akan muncul tampilan seperti di bawah <text:line-break/><text:tab/> <text:s text:c="3"/>ini :<text:line-break/><text:line-break/><text:tab/><text:tab/></text:span><text:span text:style-name="T4">Enter your name her e :</text:span></text:p>
      <text:p text:style-name="P1"><text:tab/><text:tab/>Andi Pratama </text:p>
      <text:p text:style-name="P1"><text:tab/><text:tab/>Hello Andi Pratama </text:p>
      <text:p text:style-name="P9"><text:line-break/></text:p>
      <text:p text:style-name="P10">Praktikum Soal 3</text:p>
      <text:p text:style-name="P9"/>
      <text:p text:style-name="P9"><text:tab/>1. Buatlah file <text:span text:style-name="T8">ExceptionTest</text:span>.java.</text:p>
      <text:p text:style-name="P8"><text:tab/>2. Edit file <text:span text:style-name="T9">ExceptionTest</text:span>.java dengan sintaks seperti ini :<text:line-break/><text:line-break/><text:tab/><text:tab/><text:span text:style-name="T3">import java.util.*; </text:span></text:p>
      <text:p text:style-name="P2"/>
      <text:p text:style-name="P2"><text:tab/><text:tab/>public class ExceptionTest { </text:p>
      <text:p text:style-name="P2"><text:tab/><text:tab/><text:tab/>public static void main(String[] args) { </text:p>
      <text:p text:style-name="P2"><text:tab/><text:tab/><text:tab/><text:tab/>Scanner input = new Scanner(System.in); </text:p>
      <text:p text:style-name="P2"><text:soft-page-break/><text:tab/><text:tab/><text:tab/><text:tab/>int x = 1; </text:p>
      <text:p text:style-name="P2"/>
      <text:p text:style-name="P2"><text:tab/><text:tab/><text:tab/><text:tab/>do { </text:p>
      <text:p text:style-name="P2"><text:tab/><text:tab/><text:tab/><text:tab/>try { </text:p>
      <text:p text:style-name="P2"><text:tab/><text:tab/><text:tab/><text:tab/><text:tab/>System.out.println("Enter first num : "); </text:p>
      <text:p text:style-name="P2"><text:tab/><text:tab/><text:tab/><text:tab/><text:tab/>int n1 = input.nextInt(); </text:p>
      <text:p text:style-name="P2"><text:tab/><text:tab/><text:tab/><text:tab/><text:tab/>System.out.println("Enter second num : "); </text:p>
      <text:p text:style-name="P2"><text:tab/><text:tab/><text:tab/><text:tab/><text:tab/>int n2 = input.nextInt(); </text:p>
      <text:p text:style-name="P2"><text:tab/><text:tab/><text:tab/><text:tab/><text:tab/>int sum = n1/n2; </text:p>
      <text:p text:style-name="P2"><text:tab/><text:tab/><text:tab/><text:tab/><text:tab/>System.out.println(sum); </text:p>
      <text:p text:style-name="P2"><text:tab/><text:tab/><text:tab/><text:tab/><text:tab/>x = 2;<text:tab/> </text:p>
      <text:p text:style-name="P2"><text:tab/><text:tab/><text:tab/><text:tab/> </text:p>
      <text:p text:style-name="P2"><text:tab/><text:tab/><text:tab/><text:tab/>} catch (Exception e) { </text:p>
      <text:p text:style-name="P2"><text:tab/><text:tab/><text:tab/><text:tab/><text:tab/>System.out.println("You cant do that"); </text:p>
      <text:p text:style-name="P2"><text:tab/><text:tab/><text:tab/><text:tab/>} </text:p>
      <text:p text:style-name="P2"><text:tab/><text:tab/><text:tab/><text:tab/>} while (x == 1); </text:p>
      <text:p text:style-name="P2"><text:tab/><text:tab/><text:tab/>} </text:p>
      <text:p text:style-name="P8"><text:span text:style-name="T3"><text:tab/><text:tab/>}<text:line-break/><text:line-break/><text:tab/></text:span>3. Compile file <text:span text:style-name="T9">ExceptionTest</text:span>.java menggunakan java compiler (javac) :<text:line-break/><text:line-break/><text:tab/><text:tab/><text:span text:style-name="T3">$ javac </text:span><text:span text:style-name="T4">ExceptionTest</text:span><text:span text:style-name="T3">.java<text:line-break/><text:line-break/><text:tab/></text:span>4. Setelah kompilasi berhasil, running file <text:span text:style-name="T9">ExceptionTest</text:span>.java <text:line-break/><text:tab/> <text:s text:c="3"/>menggunakan perintah seperti berikut :<text:line-break/><text:tab/><text:line-break/><text:tab/><text:tab/><text:span text:style-name="T4">$ java ExceptionTest </text:span><text:line-break/><text:tab/><text:tab/></text:p>
      <text:p text:style-name="P9"><text:tab/>5. Setelah proses running berhasil, lihat hasil running, jika berhasil akan</text:p>
      <text:p text:style-name="P8"><text:span text:style-name="T6"><text:tab/> <text:s text:c="3"/>muncul tampilan seperti di bawah ini :<text:line-break/></text:span><text:span text:style-name="T4"><text:line-break/><text:tab/><text:tab/>Enter first num :<text:line-break/><text:line-break/><text:tab/></text:span><text:span text:style-name="T9">6. Setelah muncul tampilan diatas, coba anda isi dengan angka, misalkan <text:s/>: <text:line-break/><text:tab/> <text:s text:c="3"/>40 → klik ENTER, jika berhasil akan muncul tampilan seperti di bawah ini :</text:span></text:p>
      <text:p text:style-name="P9"/>
      <text:p text:style-name="P9"><text:tab/><text:tab/><text:span text:style-name="T3">Enter first num : </text:span></text:p>
      <text:p text:style-name="P1"><text:tab/><text:tab/>40</text:p>
      <text:p text:style-name="P1"><text:tab/><text:tab/>Enter second num :<text:line-break/><text:line-break/><text:tab/><text:span text:style-name="T8">7. Setelah muncul tampilan diatas, coba anda isi kembali dengan angka, <text:line-break/><text:tab/> <text:s text:c="3"/>misalkan <text:s/>: 10 → klik ENTER, jika berhasil akan muncul tampilan seperti di <text:tab/> <text:s text:c="3"/>bawah ini :<text:line-break/><text:line-break/><text:tab/><text:tab/></text:span>Enter first num : </text:p>
      <text:p text:style-name="P1"><text:tab/><text:tab/>40</text:p>
      <text:p text:style-name="P1"><text:tab/><text:tab/>Enter second num : </text:p>
      <text:p text:style-name="P1"><text:tab/><text:tab/>10</text:p>
      <text:p text:style-name="P1"><text:tab/><text:tab/>4<text:line-break/><text:soft-page-break/><text:line-break/><text:tab/>8<text:span text:style-name="T8">. Setelah muncul tampilan diatas, coba anda ulangi kembali dengan input <text:line-break/><text:tab/> <text:s text:c="3"/>perintah pertama dengan nilai : 40, dan untuk perintah kedua : 0, → klik <text:line-break/><text:tab/> <text:s text:c="3"/>ENTER, jika berhasil akan muncul tampilan seperti di bawah ini :<text:line-break/><text:line-break/><text:tab/><text:tab/></text:span>Enter first num : </text:p>
      <text:p text:style-name="P1"><text:tab/><text:tab/>40</text:p>
      <text:p text:style-name="P1"><text:tab/><text:tab/>Enter second num : </text:p>
      <text:p text:style-name="P1"><text:tab/><text:tab/>0</text:p>
      <text:p text:style-name="P1"><text:tab/><text:tab/><text:span text:style-name="T13">You cant do that</text:span></text:p>
      <text:p text:style-name="P2"><text:span text:style-name="T6"><text:tab/><text:tab/>Enter first num : <text:line-break/><text:line-break/><text:tab/></text:span><text:span text:style-name="T9">9. Setelah muncul tampilan diatas, perhatikan kalimat yang saya garis <text:line-break/><text:tab/> <text:s text:c="3"/>bawahin, itu adalah Exception Handling yang telah anda buat. Jika anda <text:line-break/><text:tab/> <text:s text:c="3"/></text:span><text:span text:style-name="T9">isi perintah pertama dengan angka : 40 dan perintah kedua anda isi <text:line-break/><text:tab/> <text:s text:c="3"/>dengan huruf, misalnya : e, → klik ENTER, maka dia akan melakukan <text:line-break/><text:tab/> <text:s text:c="3"/>perulangan Exception yang telah anda buat, seperti di bawah ini :<text:line-break/><text:line-break/><text:tab/><text:tab/></text:span><text:span text:style-name="T6">Enter first num : </text:span></text:p>
      <text:p text:style-name="P2"><text:span text:style-name="T6"><text:tab/><text:tab/>You cant do that</text:span></text:p>
      <text:p text:style-name="P2"><text:span text:style-name="T6"><text:tab/><text:tab/>Enter first num : </text:span></text:p>
      <text:p text:style-name="P2"><text:span text:style-name="T6"><text:tab/><text:tab/>You cant do that</text:span></text:p>
      <text:p text:style-name="P2"><text:span text:style-name="T6"><text:tab/><text:tab/>Enter first num : </text:span></text:p>
      <text:p text:style-name="P2"><text:span text:style-name="T6"><text:tab/><text:tab/>You cant do that<text:line-break/><text:tab/><text:tab/>…......................<text:line-break/></text:span></text:p>
      <text:p text:style-name="P2"><text:span text:style-name="T6"/></text:p>
      <text:p text:style-name="P10">Praktikum Soal 4</text:p>
      <text:p text:style-name="P9"/>
      <text:p text:style-name="P9"><text:tab/>1. Buatlah file Tuna.java.</text:p>
      <text:p text:style-name="P8"><text:tab/>2. Edit file <text:span text:style-name="T6">Tuna</text:span>.java dengan sintaks seperti ini :<text:line-break/><text:line-break/><text:tab/><text:tab/><text:span text:style-name="T3">public class Tuna { </text:span></text:p>
      <text:p text:style-name="P2"><text:tab/><text:tab/><text:tab/>public static void simpleMessage(String name) { </text:p>
      <text:p text:style-name="P2"><text:tab/><text:tab/><text:tab/><text:tab/>System.out.println("Hello " + name); </text:p>
      <text:p text:style-name="P2"><text:tab/><text:tab/><text:tab/>} </text:p>
      <text:p text:style-name="P8"><text:span text:style-name="T3"><text:tab/><text:tab/>}<text:line-break/><text:line-break/><text:tab/></text:span>3. Compile file <text:span text:style-name="T6">Tuna</text:span>.java menggunakan java compiler (javac) :<text:line-break/><text:line-break/><text:tab/><text:tab/><text:span text:style-name="T3">$ javac </text:span><text:span text:style-name="T4">Tuna</text:span><text:span text:style-name="T3">.java <text:s text:c="3"/><text:line-break/><text:line-break/><text:tab/></text:span>4. Setelah kompilasi berhasil, <text:span text:style-name="T6">Buatlah file Method.java.</text:span></text:p>
      <text:p text:style-name="P8"><text:span text:style-name="T6"><text:tab/>5. Edit file Method.java dengan sintaks seperti ini :<text:line-break/></text:span><text:span text:style-name="T4"><text:line-break/><text:tab/><text:tab/>import java.util.Scanner; </text:span></text:p>
      <text:p text:style-name="P1"/>
      <text:p text:style-name="P1"><text:tab/><text:tab/>public class Method { </text:p>
      <text:p text:style-name="P1"><text:tab/><text:tab/><text:tab/>public static void main(String[] args) { </text:p>
      <text:p text:style-name="P1"><text:soft-page-break/><text:tab/><text:tab/><text:tab/><text:tab/>Scanner input = new Scanner(System.in); </text:p>
      <text:p text:style-name="P1"><text:tab/><text:tab/><text:tab/><text:tab/>Tuna tunaObject = new Tuna(); </text:p>
      <text:p text:style-name="P1"><text:tab/><text:tab/> </text:p>
      <text:p text:style-name="P1"><text:tab/><text:tab/><text:tab/><text:tab/>System.out.println("Enter your name here : "); </text:p>
      <text:p text:style-name="P1"><text:tab/><text:tab/><text:tab/><text:tab/>String name = input.nextLine(); </text:p>
      <text:p text:style-name="P1"/>
      <text:p text:style-name="P1"><text:tab/><text:tab/><text:tab/><text:tab/>tunaObject.simpleMessage(name); </text:p>
      <text:p text:style-name="P1"><text:tab/><text:tab/><text:tab/>} </text:p>
      <text:p text:style-name="P2"><text:span text:style-name="T6"><text:tab/><text:tab/>} <text:line-break/></text:span><text:span text:style-name="T9"><text:line-break/><text:tab/>6. Compile file Method.java menggunakan java compiler (javac) :<text:line-break/><text:line-break/><text:tab/><text:tab/></text:span><text:span text:style-name="T6">$ javac Method.java<text:line-break/></text:span><text:span text:style-name="T9"><text:line-break/><text:tab/>7. Setelah kompilasi berhasil, running file Method.java menggunakan</text:span></text:p>
      <text:p text:style-name="P8"><text:span text:style-name="T6"><text:tab/> <text:s text:c="3"/>perintah seperti berikut :</text:span><text:span text:style-name="T4"><text:line-break/><text:tab/><text:line-break/><text:tab/><text:tab/>$ java Method<text:line-break/><text:line-break/></text:span><text:span text:style-name="T6"><text:tab/>8. Setelah proses running berhasil, lihat hasil running, jika berhasil akan</text:span></text:p>
      <text:p text:style-name="P8"><text:span text:style-name="T6"><text:tab/> <text:s text:c="3"/>muncul tampilan seperti di bawah ini :<text:line-break/><text:line-break/><text:tab/><text:tab/></text:span><text:span text:style-name="T4">Enter your name here : <text:line-break/><text:line-break/><text:tab/></text:span><text:span text:style-name="T6">9. Setelah muncul tampilan diatas, coba kamu isi dengan nama lengkap <text:line-break/><text:tab/> <text:s text:c="3"/>kamu → klik ENTER, jika berhasil akan muncul tampilan seperti di bawah <text:line-break/><text:tab/> <text:s text:c="3"/>ini :<text:line-break/><text:line-break/><text:tab/><text:tab/></text:span><text:span text:style-name="T4">Enter your name her e :</text:span></text:p>
      <text:p text:style-name="P1"><text:tab/><text:tab/>Andi Pratama </text:p>
      <text:p text:style-name="P1"><text:tab/><text:tab/>Hello Andi Pratam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16T18:06:58</meta:creation-date>
    <dc:date>2011-10-16T18:33:05</dc:date>
    <dc:creator>izwan </dc:creator>
    <meta:editing-duration>PT00H25M57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6" meta:paragraph-count="136" meta:word-count="979" meta:character-count="7036"/>
  </office:meta>
</office:document-meta>
</file>